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2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31.63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4.68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38.29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Bet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1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2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25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ortal_open_during_b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music_fi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Music/Boss.ogg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21:03:11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21:04:00.902000000</dc:date>
    <meta:editing-duration>PT23M26S</meta:editing-duration>
    <meta:editing-cycles>23</meta:editing-cycles>
    <meta:document-statistic meta:table-count="1" meta:cell-count="62" meta:object-count="0"/>
  </office:meta>
</office:document-meta>
</file>